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xXMLFileDescriptorsStore.ContextTxXMLFileDescriptors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TxXMLFileDescriptorsStore.setParameters( Hashtable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